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3.538cm" style:rel-column-width="13640*"/>
    </style:style>
    <style:style style:name="Table5.B" style:family="table-column">
      <style:table-column-properties style:column-width="13.462cm" style:rel-column-width="5189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2" style:family="table-row">
      <style:table-row-properties style:min-row-height="0.924cm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2.097cm" style:rel-column-width="1189*"/>
    </style:style>
    <style:style style:name="Table2.B" style:family="table-column">
      <style:table-column-properties style:column-width="2.163cm" style:rel-column-width="1226*"/>
    </style:style>
    <style:style style:name="Table2.D" style:family="table-column">
      <style:table-column-properties style:column-width="1.93cm" style:rel-column-width="1094*"/>
    </style:style>
    <style:style style:name="Table2.H" style:family="table-column">
      <style:table-column-properties style:column-width="2.394cm" style:rel-column-width="1357*"/>
    </style:style>
    <style:style style:name="Table2.1" style:family="table-row">
      <style:table-row-properties style:min-row-height="1.04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2.H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a70156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abf3d8" officeooo:paragraph-rsid="00abf3d8" style:font-size-asian="14pt" style:font-weight-asian="normal" style:font-size-complex="14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0b404" officeooo:paragraph-rsid="00a86c60" style:font-name-asian="Times New Roman" style:font-size-asian="12pt" style:font-name-complex="Times New Roman2" style:font-size-complex="12pt" style:language-complex="ar" style:country-complex="SA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19789" officeooo:paragraph-rsid="00a86c60" style:font-name-asian="Times New Roman" style:font-size-asian="12pt" style:font-name-complex="Times New Roman2" style:font-size-complex="12pt" style:language-complex="ar" style:country-complex="SA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2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22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fo:color="#000000" officeooo:paragraph-rsid="00169187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officeooo:paragraph-rsid="01c9257f"/>
    </style:style>
    <style:style style:name="P26" style:family="paragraph" style:parent-style-name="Standard" style:list-style-name="L4">
      <style:paragraph-properties fo:line-height="150%" fo:text-align="justify" style:justify-single-word="false"/>
      <style:text-properties officeooo:paragraph-rsid="01a16b8c"/>
    </style:style>
    <style:style style:name="P27" style:family="paragraph" style:parent-style-name="Standard" style:list-style-name="L4">
      <style:paragraph-properties fo:line-height="150%" fo:text-align="justify" style:justify-single-word="false"/>
      <style:text-properties officeooo:paragraph-rsid="01a19caa"/>
    </style:style>
    <style:style style:name="P28" style:family="paragraph" style:parent-style-name="Standard" style:list-style-name="L4">
      <style:paragraph-properties fo:line-height="150%" fo:text-align="justify" style:justify-single-word="false"/>
      <style:text-properties officeooo:paragraph-rsid="01aa6fc0"/>
    </style:style>
    <style:style style:name="P29" style:family="paragraph" style:parent-style-name="Standard" style:list-style-name="L4">
      <style:paragraph-properties fo:line-height="150%" fo:text-align="justify" style:justify-single-word="false"/>
      <style:text-properties officeooo:paragraph-rsid="01b5560b"/>
    </style:style>
    <style:style style:name="P30" style:family="paragraph" style:parent-style-name="Standard" style:list-style-name="L4">
      <style:paragraph-properties fo:line-height="150%" fo:text-align="justify" style:justify-single-word="false"/>
      <style:text-properties officeooo:paragraph-rsid="01a5015e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1a16b8c"/>
    </style:style>
    <style:style style:name="P32" style:family="paragraph" style:parent-style-name="Standard">
      <style:paragraph-properties fo:line-height="150%" fo:text-align="justify" style:justify-single-word="false"/>
      <style:text-properties officeooo:paragraph-rsid="01c9257f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officeooo:rsid="00e350a9" officeooo:paragraph-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4" style:family="paragraph" style:parent-style-name="Standard" style:list-style-name="L4">
      <style:paragraph-properties fo:line-height="150%" fo:text-align="justify" style:justify-single-word="false"/>
      <style:text-properties fo:color="#000000" style:font-name="Times New Roman" fo:font-size="14pt" fo:language="en" fo:country="US" fo:font-weight="normal" officeooo:rsid="01a15508" officeooo:paragraph-rsid="01a155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5" style:family="paragraph" style:parent-style-name="Standard" style:list-style-name="L4">
      <style:paragraph-properties fo:line-height="150%" fo:text-align="justify" style:justify-single-word="false"/>
      <style:text-properties fo:color="#000000" style:font-name="Times New Roman" fo:font-size="14pt" fo:language="en" fo:country="US" fo:font-weight="normal" officeooo:rsid="01a5015e" officeooo:paragraph-rsid="01acf05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6" style:family="paragraph" style:parent-style-name="Standard">
      <style:text-properties officeooo:paragraph-rsid="01ce97a7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a49e14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7c793d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15508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19caa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bc7baa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1a15508" officeooo:paragraph-rsid="01a155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officeooo:rsid="00e350a9" officeooo:paragraph-rsid="01c9257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1872b28" style:font-name-asian="Times New Roman" style:font-size-asian="10pt" style:font-name-complex="Times New Roman" style:font-size-complex="10pt" style:language-complex="ar" style:country-complex="SA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1c696f1" officeooo:paragraph-rsid="01c696f1" style:font-name-asian="Times New Roman" style:font-size-asian="10pt" style:font-name-complex="Times New Roman" style:font-size-complex="10pt" style:language-complex="ar" style:country-complex="SA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2pt" fo:language="ru" fo:country="RU" officeooo:rsid="00167e90" officeooo:paragraph-rsid="01c4770f" style:font-name-asian="Times New Roman" style:font-size-asian="12pt" style:font-name-complex="Times New Roman" style:font-size-complex="12pt" style:language-complex="ar" style:country-complex="SA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normal" officeooo:rsid="01a0b669" officeooo:paragraph-rsid="01a0b669" style:font-weight-asian="normal" style:font-weight-complex="normal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officeooo:paragraph-rsid="00b1cf23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style:font-name="Courier New1" fo:font-size="12pt" fo:language="ru" fo:country="RU" officeooo:rsid="00167e90" officeooo:paragraph-rsid="01c4770f" style:font-name-asian="Times New Roman" style:font-size-asian="12pt" style:font-name-complex="Times New Roman" style:font-size-complex="12pt" style:language-complex="ar" style:country-complex="SA"/>
    </style:style>
    <style:style style:name="P51" style:family="paragraph" style:parent-style-name="Table">
      <style:text-properties officeooo:paragraph-rsid="01c9257f"/>
    </style:style>
    <style:style style:name="P52" style:family="paragraph" style:parent-style-name="Table_20_Contents" style:list-style-name="L1">
      <loext:graphic-properties draw:fill="none"/>
      <style:paragraph-properties fo:margin-left="0cm" fo:margin-right="0cm" fo:line-height="150%" fo:text-align="center" style:justify-single-word="false" fo:orphans="2" fo:widows="2" fo:text-indent="-0.6cm" style:auto-text-indent="false" fo:background-color="transparent" text:number-lines="false" text:line-number="0" style:writing-mode="lr-tb"/>
      <style:text-properties style:use-window-font-color="true" style:font-name="Times New Roman" fo:font-size="12pt" fo:language="en" fo:country="US" officeooo:rsid="019d35c8" officeooo:paragraph-rsid="019d35c8" style:font-name-asian="Times New Roman" style:font-size-asian="12pt" style:font-name-complex="Times New Roman2" style:font-size-complex="12pt" style:language-complex="ar" style:country-complex="SA"/>
    </style:style>
    <style:style style:name="P53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9d8dfd" officeooo:paragraph-rsid="019d8dfd" style:font-name-asian="Times New Roman" style:font-size-asian="12pt" style:font-name-complex="Times New Roman2" style:font-size-complex="12pt" style:language-complex="ar" style:country-complex="SA"/>
    </style:style>
    <style:style style:name="P54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ccc424" officeooo:paragraph-rsid="01ccc424" style:font-name-asian="Times New Roman" style:font-size-asian="12pt" style:font-name-complex="Times New Roman2" style:font-size-complex="12pt" style:language-complex="ar" style:country-complex="SA"/>
    </style:style>
    <style:style style:name="P55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ru" fo:country="RU" officeooo:rsid="01cd495d" officeooo:paragraph-rsid="01cd495d" style:font-name-asian="Times New Roman" style:font-size-asian="12pt" style:font-name-complex="Times New Roman2" style:font-size-complex="12pt" style:language-complex="ar" style:country-complex="SA"/>
    </style:style>
    <style:style style:name="P56" style:family="paragraph" style:parent-style-name="Table_20_Contents">
      <loext:graphic-properties draw:fill="none"/>
      <style:paragraph-properties fo:line-height="150%" fo:text-align="center" style:justify-single-word="false" fo:orphans="2" fo:widows="2" fo:background-color="transparent" text:number-lines="false" text:line-number="0"/>
      <style:text-properties style:use-window-font-color="true" style:font-name="Times New Roman" fo:font-size="12pt" fo:language="en" fo:country="US" officeooo:rsid="019c57b3" officeooo:paragraph-rsid="019c57b3" style:font-name-asian="Times New Roman" style:font-size-asian="12pt" style:font-name-complex="Times New Roman2" style:font-size-complex="12pt" style:language-complex="ar" style:country-complex="SA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19d8dfd" officeooo:paragraph-rsid="019d8dfd" style:font-name-asian="Times New Roman" style:font-size-asian="12pt" style:font-name-complex="Times New Roman2" style:font-size-complex="12pt" style:language-complex="ar" style:country-complex="SA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0b404" officeooo:paragraph-rsid="00a86c60" style:font-name-asian="Times New Roman" style:font-size-asian="12pt" style:font-name-complex="Times New Roman2" style:font-size-complex="12pt" style:language-complex="ar" style:country-complex="SA"/>
    </style:style>
    <style:style style:name="P5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0b404" officeooo:paragraph-rsid="01c9257f" style:font-name-asian="Times New Roman" style:font-size-asian="12pt" style:font-name-complex="Times New Roman2" style:font-size-complex="12pt" style:language-complex="ar" style:country-complex="SA"/>
    </style:style>
    <style:style style:name="P6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0b404" officeooo:paragraph-rsid="01ce97a7" style:font-name-asian="Times New Roman" style:font-size-asian="12pt" style:font-name-complex="Times New Roman2" style:font-size-complex="12pt" style:language-complex="ar" style:country-complex="SA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ru" fo:country="RU" officeooo:rsid="00319789" officeooo:paragraph-rsid="00a86c60" style:font-name-asian="Times New Roman" style:font-size-asian="12pt" style:font-name-complex="Times New Roman2" style:font-size-complex="12pt" style:language-complex="ar" style:country-complex="SA"/>
    </style:style>
    <style:style style:name="P6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d495d" officeooo:paragraph-rsid="01cd495d" style:font-name-asian="Times New Roman" style:font-size-asian="12pt" style:font-name-complex="Times New Roman2" style:font-size-complex="12pt" style:language-complex="ar" style:country-complex="SA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d495d" officeooo:paragraph-rsid="01ce97a7" style:font-name-asian="Times New Roman" style:font-size-asian="12pt" style:font-name-complex="Times New Roman2" style:font-size-complex="12pt" style:language-complex="ar" style:country-complex="SA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e97a7" officeooo:paragraph-rsid="01ce97a7" style:font-name-asian="Times New Roman" style:font-size-asian="12pt" style:font-name-complex="Times New Roman2" style:font-size-complex="12pt" style:language-complex="ar" style:country-complex="SA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cf259d" officeooo:paragraph-rsid="01cf259d" style:font-name-asian="Times New Roman" style:font-size-asian="12pt" style:font-name-complex="Times New Roman2" style:font-size-complex="12pt" style:language-complex="ar" style:country-complex="SA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style:use-window-font-color="true" style:font-name="Times New Roman" fo:font-size="12pt" fo:language="en" fo:country="US" officeooo:rsid="01d06069" officeooo:paragraph-rsid="01d06069" style:font-name-asian="Times New Roman" style:font-size-asian="12pt" style:font-name-complex="Times New Roman2" style:font-size-complex="12pt" style:language-complex="ar" style:country-complex="SA"/>
    </style:style>
    <style:style style:name="P67" style:family="paragraph" style:parent-style-name="Table_20_Contents" style:list-style-name="L1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use-window-font-color="true" style:font-name="Times New Roman" fo:font-size="12pt" fo:language="ru" fo:country="RU" officeooo:rsid="01cd495d" officeooo:paragraph-rsid="01cd495d" style:font-name-asian="Times New Roman" style:font-size-asian="12pt" style:font-name-complex="Times New Roman2" style:font-size-complex="12pt" style:language-complex="ar" style:country-complex="SA"/>
    </style:style>
    <style:style style:name="P68" style:family="paragraph" style:parent-style-name="Table_20_Contents" style:list-style-name="L1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writing-mode="lr-tb"/>
      <style:text-properties style:use-window-font-color="true" style:font-name="Times New Roman" fo:font-size="12pt" fo:language="en" fo:country="US" officeooo:rsid="01cd495d" officeooo:paragraph-rsid="01cd495d" style:font-name-asian="Times New Roman" style:font-size-asian="12pt" style:font-name-complex="Times New Roman2" style:font-size-complex="12pt" style:language-complex="ar" style:country-complex="SA"/>
    </style:style>
    <style:style style:name="P69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fo:color="#000000" style:font-name="Courier New1" fo:font-size="10pt" fo:language="ru" fo:country="RU" officeooo:rsid="00167e90" officeooo:paragraph-rsid="01c4770f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color="#ff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color="#000000" fo:font-size="14pt" fo:language="en" fo:country="US" fo:font-weight="bold" officeooo:rsid="0197d4ae" style:font-size-asian="14pt" style:font-weight-asian="bold" style:font-size-complex="14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000000" fo:font-size="14pt" fo:font-weight="normal" officeooo:rsid="01a15508" style:font-size-asian="14pt" style:font-weight-asian="normal" style:font-size-complex="14pt" style:font-weight-complex="normal"/>
    </style:style>
    <style:style style:name="T11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2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13" style:family="text">
      <style:text-properties fo:color="#000000" style:font-name="Times New Roman" fo:font-size="14pt" fo:language="ru" fo:country="RU" officeooo:rsid="01999311" style:font-name-asian="Times New Roman" style:font-size-asian="14pt" style:font-name-complex="Times New Roman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5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6" style:family="text">
      <style:text-properties fo:color="#000000" style:font-name="Times New Roman" fo:font-size="14pt" fo:language="ru" fo:country="RU" fo:font-weight="normal" officeooo:rsid="01a155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7" style:family="text">
      <style:text-properties fo:color="#000000" style:font-name="Times New Roman" fo:font-size="14pt" fo:language="ru" fo:country="RU" fo:font-weight="normal" officeooo:rsid="01a19ca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8" style:family="text">
      <style:text-properties fo:color="#000000" style:font-name="Times New Roman" fo:font-size="14pt" fo:language="ru" fo:country="RU" fo:font-weight="normal" officeooo:rsid="01a2074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1a5f6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0" style:family="text">
      <style:text-properties fo:color="#000000" style:font-name="Times New Roman" fo:font-size="14pt" fo:language="ru" fo:country="RU" fo:font-weight="normal" officeooo:rsid="01a743a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1" style:family="text">
      <style:text-properties fo:color="#000000" style:font-name="Times New Roman" fo:font-size="14pt" fo:language="ru" fo:country="RU" fo:font-weight="normal" officeooo:rsid="01a8718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2" style:family="text">
      <style:text-properties fo:color="#000000" style:font-name="Times New Roman" fo:font-size="14pt" fo:language="ru" fo:country="RU" fo:font-weight="normal" officeooo:rsid="01aa4e4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3" style:family="text">
      <style:text-properties fo:color="#000000" style:font-name="Times New Roman" fo:font-size="14pt" fo:language="ru" fo:country="RU" fo:font-weight="normal" officeooo:rsid="01aa6fc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4" style:family="text">
      <style:text-properties fo:color="#000000" style:font-name="Times New Roman" fo:font-size="14pt" fo:language="ru" fo:country="RU" fo:font-weight="normal" officeooo:rsid="01b5c06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5" style:family="text">
      <style:text-properties fo:color="#000000" style:font-name="Times New Roman" fo:font-size="14pt" fo:language="ru" fo:country="RU" fo:font-weight="normal" officeooo:rsid="01b35be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6" style:family="text">
      <style:text-properties fo:color="#000000" style:font-name="Times New Roman" fo:font-size="14pt" fo:language="ru" fo:country="RU" fo:font-weight="normal" officeooo:rsid="01b7656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fo:color="#000000" style:font-name="Times New Roman" fo:font-size="14pt" fo:language="ru" fo:country="RU" fo:font-weight="normal" officeooo:rsid="01b928b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fo:color="#000000" style:font-name="Times New Roman" fo:font-size="14pt" fo:language="ru" fo:country="RU" fo:font-weight="normal" officeooo:rsid="01c0b24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fo:color="#000000" style:font-name="Times New Roman" fo:font-size="14pt" fo:language="ru" fo:country="RU" fo:font-weight="normal" officeooo:rsid="01c3cfe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fo:color="#000000" style:font-name="Times New Roman" fo:font-size="14pt" fo:language="en" fo:country="US" fo:font-weight="normal" officeooo:rsid="01a1550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1" style:family="text">
      <style:text-properties fo:color="#000000" style:font-name="Times New Roman" fo:font-size="14pt" fo:language="en" fo:country="US" fo:font-weight="normal" officeooo:rsid="01a2074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fo:color="#000000" style:font-name="Times New Roman" fo:font-size="14pt" fo:language="en" fo:country="US" fo:font-weight="normal" officeooo:rsid="01a376a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fo:color="#000000" style:font-name="Times New Roman" fo:font-size="14pt" fo:language="en" fo:country="US" fo:font-weight="normal" officeooo:rsid="01a5f65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fo:color="#000000" style:font-name="Times New Roman" fo:font-size="14pt" fo:language="en" fo:country="US" fo:font-weight="normal" officeooo:rsid="01a5015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fo:color="#000000" style:font-name="Times New Roman" fo:font-size="14pt" fo:language="en" fo:country="US" fo:font-weight="normal" officeooo:rsid="01aa4e4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fo:color="#000000" style:font-name="Times New Roman" fo:font-size="14pt" fo:language="en" fo:country="US" fo:font-weight="normal" officeooo:rsid="01aa6fc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7" style:family="text">
      <style:text-properties fo:color="#000000" style:font-name="Times New Roman" fo:font-size="14pt" fo:language="en" fo:country="US" fo:font-weight="normal" officeooo:rsid="01abc88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fo:color="#000000" style:font-name="Times New Roman" fo:font-size="14pt" fo:language="en" fo:country="US" fo:font-weight="normal" officeooo:rsid="01c164b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fo:font-variant="normal" fo:text-transform="none" fo:font-size="14pt" style:font-size-asian="14pt" style:font-size-complex="14pt"/>
    </style:style>
    <style:style style:name="T40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1" style:family="text">
      <style:text-properties fo:font-variant="normal" fo:text-transform="none" fo:color="#000000" style:font-name="Times New Roman" fo:font-size="14pt" fo:letter-spacing="0.009cm" fo:language="ru" fo:country="RU" fo:font-weight="normal" officeooo:rsid="00a49e1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2" style:family="text">
      <style:text-properties fo:font-variant="normal" fo:text-transform="none" fo:color="#000000" style:font-name="Times New Roman" fo:font-size="14pt" fo:letter-spacing="0.009cm" fo:language="ru" fo:country="RU" fo:font-weight="normal" officeooo:rsid="0199931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fo:font-variant="normal" fo:text-transform="none" fo:color="#000000" style:font-name="Times New Roman" fo:font-size="14pt" fo:letter-spacing="0.009cm" fo:language="ru" fo:country="RU" fo:font-weight="normal" officeooo:rsid="01d4b35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4" style:family="text">
      <style:text-properties fo:font-variant="normal" fo:text-transform="none" fo:color="#000000" style:font-name="Times New Roman" fo:font-size="14pt" fo:letter-spacing="0.009cm" fo:language="ru" fo:country="RU" fo:font-weight="normal" officeooo:rsid="01be3b8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5" style:family="text">
      <style:text-properties fo:font-variant="normal" fo:text-transform="none" fo:color="#000000" style:font-name="Times New Roman" fo:font-size="14pt" fo:letter-spacing="0.009cm" fo:language="ru" fo:country="RU" fo:font-weight="normal" officeooo:rsid="01bf8b7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6" style:family="text">
      <style:text-properties fo:font-variant="normal" fo:text-transform="none" fo:color="#000000" style:font-name="Times New Roman" fo:font-size="14pt" fo:letter-spacing="0.009cm" fo:language="ru" fo:country="RU" fo:font-weight="normal" officeooo:rsid="01d59ea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7" style:family="text">
      <style:text-properties fo:font-variant="normal" fo:text-transform="none" style:font-name="Times New Roman" fo:letter-spacing="0.009cm" fo:language="en" fo:country="US" fo:font-weight="normal" officeooo:rsid="01be3b80" style:font-name-asian="Times New Roman" style:font-weight-asian="normal" style:font-name-complex="Times New Roman" style:language-complex="ar" style:country-complex="SA" style:font-weight-complex="normal"/>
    </style:style>
    <style:style style:name="T48" style:family="text">
      <style:text-properties fo:font-variant="normal" fo:text-transform="none" style:font-name="Times New Roman" fo:letter-spacing="0.009cm" fo:language="en" fo:country="US" fo:font-weight="normal" officeooo:rsid="01d31303" style:font-name-asian="Times New Roman" style:font-weight-asian="normal" style:font-name-complex="Times New Roman" style:language-complex="ar" style:country-complex="SA" style:font-weight-complex="normal"/>
    </style:style>
    <style:style style:name="T49" style:family="text">
      <style:text-properties fo:font-variant="normal" fo:text-transform="none" style:font-name="Times New Roman" fo:letter-spacing="0.009cm" fo:font-weight="normal" officeooo:rsid="00a49e14" style:font-name-asian="Times New Roman" style:font-weight-asian="normal" style:font-name-complex="Times New Roman" style:language-complex="ar" style:country-complex="SA" style:font-weight-complex="normal"/>
    </style:style>
    <style:style style:name="T50" style:family="text">
      <style:text-properties fo:font-variant="normal" fo:text-transform="none" style:font-name="Times New Roman" fo:letter-spacing="0.009cm" fo:font-weight="normal" officeooo:rsid="01999311" style:font-name-asian="Times New Roman" style:font-weight-asian="normal" style:font-name-complex="Times New Roman" style:language-complex="ar" style:country-complex="SA" style:font-weight-complex="normal"/>
    </style:style>
    <style:style style:name="T51" style:family="text">
      <style:text-properties fo:font-variant="normal" fo:text-transform="none" style:font-name="Times New Roman" fo:letter-spacing="0.009cm" fo:font-weight="normal" officeooo:rsid="01be3b80" style:font-name-asian="Times New Roman" style:font-weight-asian="normal" style:font-name-complex="Times New Roman" style:language-complex="ar" style:country-complex="SA" style:font-weight-complex="normal"/>
    </style:style>
    <style:style style:name="T52" style:family="text">
      <style:text-properties fo:font-variant="normal" fo:text-transform="none" style:font-name="Times New Roman" fo:letter-spacing="0.009cm" fo:font-weight="normal" officeooo:rsid="01bf8b78" style:font-name-asian="Times New Roman" style:font-weight-asian="normal" style:font-name-complex="Times New Roman" style:language-complex="ar" style:country-complex="SA" style:font-weight-complex="normal"/>
    </style:style>
    <style:style style:name="T53" style:family="text">
      <style:text-properties fo:font-variant="normal" fo:text-transform="none" style:font-name="Times New Roman" fo:letter-spacing="0.009cm" fo:font-weight="normal" officeooo:rsid="01d31303" style:font-name-asian="Times New Roman" style:font-weight-asian="normal" style:font-name-complex="Times New Roman" style:language-complex="ar" style:country-complex="SA" style:font-weight-complex="normal"/>
    </style:style>
    <style:style style:name="T54" style:family="text">
      <style:text-properties fo:font-variant="normal" fo:text-transform="none" style:font-name="Times New Roman" fo:letter-spacing="0.009cm" fo:font-weight="normal" officeooo:rsid="01d4b354" style:font-name-asian="Times New Roman" style:font-weight-asian="normal" style:font-name-complex="Times New Roman" style:language-complex="ar" style:country-complex="SA" style:font-weight-complex="normal"/>
    </style:style>
    <style:style style:name="T55" style:family="text">
      <style:text-properties fo:language="en" fo:country="US" officeooo:rsid="01cd495d"/>
    </style:style>
    <style:style style:name="T56" style:family="text">
      <style:text-properties fo:language="en" fo:country="US" officeooo:rsid="01d06069"/>
    </style:style>
    <style:style style:name="T57" style:family="text">
      <style:text-properties fo:language="ru" fo:country="RU"/>
    </style:style>
    <style:style style:name="T58" style:family="text">
      <style:text-properties fo:language="ru" fo:country="RU" officeooo:rsid="01a5f65d"/>
    </style:style>
    <style:style style:name="T59" style:family="text">
      <style:text-properties fo:language="ru" fo:country="RU" officeooo:rsid="01a743a4"/>
    </style:style>
    <style:style style:name="T60" style:family="text">
      <style:text-properties fo:language="ru" fo:country="RU" officeooo:rsid="01a8718c"/>
    </style:style>
    <style:style style:name="T61" style:family="text">
      <style:text-properties fo:language="ru" fo:country="RU" officeooo:rsid="01aa4e43"/>
    </style:style>
    <style:style style:name="T62" style:family="text">
      <style:text-properties fo:language="ru" fo:country="RU" officeooo:rsid="01ae9761"/>
    </style:style>
    <style:style style:name="T63" style:family="text">
      <style:text-properties fo:language="ru" fo:country="RU" officeooo:rsid="01b35bed"/>
    </style:style>
    <style:style style:name="T64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65" style:family="text">
      <style:text-properties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66" style:family="text">
      <style:text-properties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67" style:family="text">
      <style:text-properties style:font-name="Times New Roman" fo:font-size="14pt" fo:language="ru" fo:country="RU" officeooo:rsid="00df0c48" style:font-name-asian="Times New Roman" style:font-size-asian="14pt" style:font-name-complex="Times New Roman" style:font-size-complex="14pt" style:language-complex="ar" style:country-complex="SA"/>
    </style:style>
    <style:style style:name="T68" style:family="text">
      <style:text-properties style:font-name="Times New Roman" fo:font-size="14pt" fo:language="ru" fo:country="RU" officeooo:rsid="01c87aa0" style:font-name-asian="Times New Roman" style:font-size-asian="14pt" style:font-name-complex="Times New Roman" style:font-size-complex="14pt" style:language-complex="ar" style:country-complex="SA"/>
    </style:style>
    <style:style style:name="T69" style:family="text">
      <style:text-properties style:font-name="Times New Roman" fo:font-size="14pt" style:font-size-asian="14pt" style:font-size-complex="14pt"/>
    </style:style>
    <style:style style:name="T70" style:family="text">
      <style:text-properties style:font-name="Times New Roman" fo:font-size="14pt" officeooo:rsid="00169187" style:font-size-asian="14pt" style:font-size-complex="14pt"/>
    </style:style>
    <style:style style:name="T71" style:family="text">
      <style:text-properties style:font-name="Times New Roman" fo:font-size="14pt" officeooo:rsid="00dcabe6" style:font-size-asian="14pt" style:font-size-complex="14pt"/>
    </style:style>
    <style:style style:name="T72" style:family="text">
      <style:text-properties style:font-name="Times New Roman" fo:font-size="14pt" officeooo:rsid="001ae5a6" style:font-size-asian="14pt" style:font-size-complex="14pt"/>
    </style:style>
    <style:style style:name="T73" style:family="text">
      <style:text-properties style:font-name="Times New Roman" fo:font-size="14pt" officeooo:rsid="01c6be30" style:font-size-asian="14pt" style:font-size-complex="14pt"/>
    </style:style>
    <style:style style:name="T74" style:family="text">
      <style:text-properties style:font-name="Times New Roman" officeooo:rsid="01d59ea3" style:font-name-asian="Times New Roman" style:font-name-complex="Times New Roman" style:language-complex="ar" style:country-complex="SA"/>
    </style:style>
    <style:style style:name="T75" style:family="text">
      <style:text-properties style:font-name="Times New Roman" fo:font-size="10pt" fo:font-weight="normal" officeooo:rsid="001ae5a6" style:font-size-asian="10pt" style:font-weight-asian="normal" style:font-size-complex="10pt" style:font-weight-complex="normal"/>
    </style:style>
    <style:style style:name="T76" style:family="text">
      <style:text-properties style:use-window-font-color="true" style:font-name="Times New Roman" fo:font-size="14pt" fo:language="ru" fo:country="RU" fo:font-weight="bold" officeooo:rsid="001379d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7" style:family="text">
      <style:text-properties style:use-window-font-color="true" style:font-name="Times New Roman" fo:font-size="14pt" fo:language="ru" fo:country="RU" fo:font-weight="bold" officeooo:rsid="00a70156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8" style:family="text">
      <style:text-properties style:use-window-font-color="true" style:font-name="Times New Roman" fo:font-size="14pt" fo:language="ru" fo:country="RU" fo:font-weight="bold" officeooo:rsid="01a0ace4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79" style:family="text">
      <style:text-properties style:use-window-font-color="true" style:font-name="Times New Roman" fo:font-size="14pt" fo:language="ru" fo:country="RU" fo:font-weight="bold" officeooo:rsid="01cc3bee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80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81" style:family="text">
      <style:text-properties officeooo:rsid="00167e90"/>
    </style:style>
    <style:style style:name="T82" style:family="text">
      <style:text-properties officeooo:rsid="019ba53f"/>
    </style:style>
    <style:style style:name="T83" style:family="text">
      <style:text-properties officeooo:rsid="01a5f65d"/>
    </style:style>
    <style:style style:name="T84" style:family="text">
      <style:text-properties officeooo:rsid="01aa4e43"/>
    </style:style>
    <style:style style:name="T85" style:family="text">
      <style:text-properties officeooo:rsid="01aa6fc0"/>
    </style:style>
    <style:style style:name="T86" style:family="text">
      <style:text-properties officeooo:rsid="01ae9761"/>
    </style:style>
    <style:style style:name="T87" style:family="text">
      <style:text-properties officeooo:rsid="01b1c205"/>
    </style:style>
    <style:style style:name="T88" style:family="text">
      <style:text-properties officeooo:rsid="01cc28e9"/>
    </style:style>
    <style:style style:name="T89" style:family="text">
      <style:text-properties officeooo:rsid="01ce97a7"/>
    </style:style>
    <style:style style:name="T90" style:family="text">
      <style:text-properties officeooo:rsid="01cf259d"/>
    </style:style>
    <style:style style:name="T91" style:family="text">
      <style:text-properties officeooo:rsid="01d06069"/>
    </style:style>
    <style:style style:name="T92" style:family="text">
      <style:text-properties officeooo:rsid="01d4b354"/>
    </style:style>
    <style:style style:name="T93" style:family="text">
      <style:text-properties officeooo:rsid="01d59ea3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5">Кафедра </text:span><text:span text:style-name="T11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19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6"> </text:span><text:span text:style-name="T7">№</text:span><text:span text:style-name="T8">3</text:span></text:p>
      <text:p text:style-name="P3"><text:span text:style-name="T5">по дисциплине </text:span><text:span text:style-name="T7">«</text:span><text:span text:style-name="T11">Организация ЭВМ и систем</text:span><text:span text:style-name="T7">»</text:span></text:p>
      <text:p text:style-name="P3"><text:span text:style-name="Название_20_книги"><text:span text:style-name="T39">Тема: Представление и обработка целых чисел. Организация ветвящихся процессов</text:span></text:span><text:span text:style-name="Название_20_книги"><text:span text:style-name="T40">.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12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9"><text:span text:style-name="T64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64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11">Цель работы.</text:p>
      <text:p text:style-name="P37"><text:span text:style-name="T13">Изучить представление и обработку целых чисел на языке Ассемблер.</text:span><text:span text:style-name="Название_20_книги"><text:span text:style-name="T41"> </text:span></text:span><text:span text:style-name="Название_20_книги"><text:span text:style-name="T42">Научиться строить программы с условными переходами.</text:span></text:span></text:p>
      <text:p text:style-name="P14"/>
      <text:p text:style-name="P12"><text:span text:style-name="T76">Текст задания</text:span><text:span text:style-name="T5">.</text:span></text:p>
      <text:p text:style-name="P42">Разработать на языке Ассемблера программу, которая по заданным целочисленным значениям параметров a, b, i, k вычисляет:</text:p>
      <text:p text:style-name="P42">а) значения функций i1 = f1(a,b,i) и i2 = f2(a,b,i);</text:p>
      <text:p text:style-name="P42">b) значения результирующей функции res = f3(i1,i2,k),</text:p>
      <text:p text:style-name="P42">где вид функций f1 и f2 определяется из табл. 2, а функции f3 - из табл.3 по цифрам шифра индивидуального задания (n1,n2,n3), приведенным в табл.4.</text:p>
      <text:p text:style-name="P42">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p>
      <text:p text:style-name="P13"><text:span text:style-name="T77">Исходные данные</text:span><text:span text:style-name="T7">.</text:span></text:p>
      <text:p text:style-name="P16">Вариант <text:span text:style-name="T82">2</text:span></text:p>
      <text:p text:style-name="Table">Таблица 1 — Исходные данные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3">Имя функции</text:p>
          </table:table-cell>
          <table:table-cell table:style-name="Table5.B1" office:value-type="string">
            <text:p text:style-name="P57">Функция</text:p>
          </table:table-cell>
        </table:table-row>
        <table:table-row table:style-name="Table5.2">
          <table:table-cell table:style-name="Table5.A2" table:number-rows-spanned="2" office:value-type="string">
            <text:p text:style-name="P56">f1</text:p>
          </table:table-cell>
          <table:table-cell table:style-name="Table5.B5" office:value-type="string">
            <text:p text:style-name="P17">15-2*i , при a&gt;b</text:p>
          </table:table-cell>
        </table:table-row>
        <table:table-row table:style-name="Table5.2">
          <table:covered-table-cell/>
          <table:table-cell table:style-name="Table5.B5" office:value-type="string">
            <text:p text:style-name="P17">3*i+4 , при a&lt;=b</text:p>
          </table:table-cell>
        </table:table-row>
        <table:table-row table:style-name="Table5.2">
          <table:table-cell table:style-name="Table5.A2" table:number-rows-spanned="2" office:value-type="string">
            <text:list xml:id="list540903838" text:style-name="L1">
              <text:list-header>
                <text:p text:style-name="P52">f2</text:p>
              </text:list-header>
            </text:list>
          </table:table-cell>
          <table:table-cell table:style-name="Table5.B5" office:value-type="string">
            <text:p text:style-name="P17">7 - 4*i , при a&gt;b</text:p>
          </table:table-cell>
        </table:table-row>
        <table:table-row table:style-name="Table5.2">
          <table:covered-table-cell/>
          <table:table-cell table:style-name="Table5.B5" office:value-type="string">
            <text:p text:style-name="P17">8 -6*i , при a&lt;=b</text:p>
          </table:table-cell>
        </table:table-row>
        <table:table-row table:style-name="Table5.2">
          <table:table-cell table:style-name="Table5.A2" table:number-rows-spanned="2" office:value-type="string">
            <text:list xml:id="list200730484224362" text:continue-numbering="true" text:style-name="L1">
              <text:list-header>
                <text:p text:style-name="P52">f3</text:p>
              </text:list-header>
            </text:list>
          </table:table-cell>
          <table:table-cell table:style-name="Table5.B6" office:value-type="string">
            <text:p text:style-name="P18">max(i1,10-i2), при k&lt;0</text:p>
          </table:table-cell>
        </table:table-row>
        <table:table-row>
          <table:covered-table-cell/>
          <table:table-cell table:style-name="Table5.B7" office:value-type="string">
            <text:p text:style-name="P18">|i1 - i2| , при k&gt;=0</text:p>
          </table:table-cell>
        </table:table-row>
      </table:table>
      <text:p text:style-name="P49"><text:span text:style-name="T78">Ход работы</text:span><text:span text:style-name="T7">.</text:span></text:p>
      <text:p text:style-name="P48"><text:span text:style-name="T9">В ходе работы была разработана программа, которая вычисляет значение функции по заданным целочисленным параметрам.</text:span></text:p>
      <text:p text:style-name="P39"><text:span text:style-name="T10">Исходные данные записываются в сегмент данных, как и выходные. </text:span><text:span text:style-name="T16">Правильность записи была проверена с помощью отладчика.</text:span></text:p>
      <text:p text:style-name="P43">Для подсчета значений функции были использованы следующие операнды:</text:p>
      <text:list xml:id="list2085211789" text:style-name="L4">
        <text:list-item>
          <text:p text:style-name="P34">add – <text:span text:style-name="T57">для суммирования</text:span></text:p>
        </text:list-item>
        <text:list-item>
          <text:p text:style-name="P34">sub – <text:span text:style-name="T57">для вычитания</text:span></text:p>
        </text:list-item>
        <text:list-item>
          <text:p text:style-name="P26"><text:span text:style-name="T30">shr – </text:span><text:span text:style-name="T16">для логического сдвига влево, что равнозначно умножению на два</text:span></text:p>
        </text:list-item>
      </text:list>
      <text:p text:style-name="P31"><text:span text:style-name="T16">Результаты записывались по заранее заданным адресам переменных </text:span><text:span text:style-name="T30">i1, i2 </text:span><text:span text:style-name="T16">и </text:span><text:span text:style-name="T30">res.</text:span></text:p>
      <text:p text:style-name="P40"><text:span text:style-name="T16">Для </text:span><text:span text:style-name="T17">реализации условных переходов были использованы следующие операнды</text:span><text:span text:style-name="T16">:</text:span></text:p>
      <text:list xml:id="list200730756379351" text:continue-numbering="true" text:style-name="L4">
        <text:list-item>
          <text:p text:style-name="P27"><text:span text:style-name="T31">cmp</text:span><text:span text:style-name="T30"> – </text:span><text:span text:style-name="T16">для с</text:span><text:span text:style-name="T18">равнения двух чисел. При использовании данного операнда его результат записывается с помощью выставления соответствующих флагов.</text:span></text:p>
        </text:list-item>
        <text:list-item>
          <text:p text:style-name="P27"><text:span text:style-name="T32">jle</text:span><text:span text:style-name="T30"> – </text:span><text:span text:style-name="T19">условный переход, срабатывающий, если левый </text:span><text:span text:style-name="T20">аргумент</text:span><text:span text:style-name="T19"> выражения в </text:span><text:span text:style-name="T33">cmp </text:span><text:span text:style-name="T19">был меньше или равен второму. </text:span><text:span text:style-name="T22">Для этого операнд проверяет, что флаги </text:span><text:span text:style-name="T35">SF </text:span><text:span text:style-name="T22">и </text:span><text:span text:style-name="T35">OF </text:span><text:span text:style-name="T22">не равны или </text:span><text:span text:style-name="T23">фла</text:span><text:span text:style-name="T28">г</text:span><text:span text:style-name="T23"> </text:span><text:span text:style-name="T36">ZF = 1.</text:span></text:p>
        </text:list-item>
        <text:list-item>
          <text:p text:style-name="P28"><text:span text:style-name="T37">j</text:span><text:span text:style-name="T34">ge – </text:span><text:span text:style-name="T19">условный переход, срабатывающий, если левый </text:span><text:span text:style-name="T20">аргумент</text:span><text:span text:style-name="T19"> выражения в </text:span><text:span text:style-name="T33">cmp </text:span><text:span text:style-name="T19">был </text:span><text:span text:style-name="T21">больше</text:span><text:span text:style-name="T19"> или равен второму. </text:span><text:span text:style-name="T22">Для этого операнд проверяет, что флаги </text:span><text:span text:style-name="T35">SF </text:span><text:span text:style-name="T22">и </text:span><text:span text:style-name="T35">OF</text:span><text:span text:style-name="T22"> равны</text:span><text:span text:style-name="T36">.</text:span></text:p>
        </text:list-item>
        <text:list-item>
          <text:p text:style-name="P35">jg - <text:span text:style-name="T58">условный переход, срабатывающий, если левый </text:span><text:span text:style-name="T59">аргумент</text:span><text:span text:style-name="T58"> выражения в </text:span><text:span text:style-name="T83">cmp </text:span><text:span text:style-name="T58">был </text:span><text:span text:style-name="T60">больше</text:span><text:span text:style-name="T58"> второ</text:span><text:span text:style-name="T63">го</text:span><text:span text:style-name="T58">. </text:span><text:span text:style-name="T61">Для этого операнд проверяет, что флаги </text:span><text:span text:style-name="T84">SF </text:span><text:span text:style-name="T61">и </text:span><text:span text:style-name="T84">OF</text:span><text:span text:style-name="T61"> равны </text:span><text:span text:style-name="T62">и флаг </text:span><text:span text:style-name="T86">ZF = </text:span><text:span text:style-name="T87">0</text:span><text:span text:style-name="T85">.</text:span></text:p>
        </text:list-item>
        <text:list-item>
          <text:p text:style-name="P29"><text:span text:style-name="T34">jl - </text:span><text:span text:style-name="T19">условный переход, срабатывающий, если левый </text:span><text:span text:style-name="T20">аргумент</text:span><text:span text:style-name="T19"> выражения в </text:span><text:span text:style-name="T33">cmp </text:span><text:span text:style-name="T19">был </text:span><text:span text:style-name="T24">меньше</text:span><text:span text:style-name="T19"> второ</text:span><text:span text:style-name="T25">го</text:span><text:span text:style-name="T19">. </text:span><text:span text:style-name="T22">Для этого операнд проверяет, что флаги </text:span><text:span text:style-name="T35">SF </text:span><text:span text:style-name="T22">и </text:span><text:span text:style-name="T35">OF</text:span><text:span text:style-name="T22"> </text:span><text:span text:style-name="T26">не </text:span><text:span text:style-name="T22">равны</text:span><text:span text:style-name="T36">.</text:span></text:p>
        </text:list-item>
        <text:list-item>
          <text:p text:style-name="P30"><text:span text:style-name="T38">j</text:span><text:span text:style-name="T34">mp – </text:span><text:span text:style-name="T27">безусловный переход. Используется, если для перехода к следующему адресу не нужно делать дополнительных проверок.</text:span></text:p>
        </text:list-item>
      </text:list>
      <text:list xml:id="list4190751302" text:style-name="L2">
        <text:list-header>
          <text:p text:style-name="P25"><text:soft-page-break/><text:span text:style-name="T14">Исходный код </text:span><text:span text:style-name="T29">и листинг программы </text:span><text:span text:style-name="T14">представлен</text:span><text:span text:style-name="T29">ы</text:span><text:span text:style-name="T14"> в </text:span><text:span text:style-name="T15">п</text:span><text:span text:style-name="T14">риложении А.</text:span></text:p>
          <text:p text:style-name="P25"><text:span text:style-name="T14"/></text:p>
        </text:list-header>
      </text:list>
      <text:p text:style-name="P32"><text:span text:style-name="T14"><text:tab/></text:span><text:span text:style-name="T79">Примеры работы программы</text:span><text:span text:style-name="T7">.</text:span></text:p>
      <text:p text:style-name="P51">Таблица <text:span text:style-name="T88">2</text:span> — Примеры работы программы.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 table:number-columns-repeated="2"/>
        <table:table-column table:style-name="Table2.B" table:number-columns-repeated="2"/>
        <table:table-column table:style-name="Table2.H"/>
        <table:table-row table:style-name="Table2.1">
          <table:table-cell table:style-name="Table2.A1" office:value-type="string">
            <text:p text:style-name="P54">№</text:p>
          </table:table-cell>
          <table:table-cell table:style-name="Table2.A1" office:value-type="string">
            <text:p text:style-name="P62">a</text:p>
          </table:table-cell>
          <table:table-cell table:style-name="Table2.A1" office:value-type="string">
            <text:p text:style-name="P62">b</text:p>
          </table:table-cell>
          <table:table-cell table:style-name="Table2.A1" office:value-type="string">
            <text:p text:style-name="P62">i</text:p>
          </table:table-cell>
          <table:table-cell table:style-name="Table2.A1" office:value-type="string">
            <text:p text:style-name="P62">k</text:p>
          </table:table-cell>
          <table:table-cell table:style-name="Table2.A1" office:value-type="string">
            <text:p text:style-name="P62">i1</text:p>
          </table:table-cell>
          <table:table-cell table:style-name="Table2.A1" office:value-type="string">
            <text:p text:style-name="P62">i2</text:p>
          </table:table-cell>
          <table:table-cell table:style-name="Table2.H1" office:value-type="string">
            <text:p text:style-name="P62">res</text:p>
          </table:table-cell>
        </table:table-row>
        <table:table-row table:style-name="Table2.1">
          <table:table-cell table:style-name="Table2.A2" office:value-type="string">
            <text:p text:style-name="P55">1</text:p>
          </table:table-cell>
          <table:table-cell table:style-name="Table2.B2" office:value-type="string">
            <text:p text:style-name="P62">3</text:p>
          </table:table-cell>
          <table:table-cell table:style-name="Table2.C2" office:value-type="string">
            <text:p text:style-name="P62">0</text:p>
          </table:table-cell>
          <table:table-cell table:style-name="Table2.D2" office:value-type="string">
            <text:p text:style-name="P62">2</text:p>
          </table:table-cell>
          <table:table-cell table:style-name="Table2.E2" office:value-type="string">
            <text:p text:style-name="P62">4</text:p>
          </table:table-cell>
          <table:table-cell table:style-name="Table2.F2" office:value-type="string">
            <text:p text:style-name="P62">11</text:p>
          </table:table-cell>
          <table:table-cell table:style-name="Table2.G2" office:value-type="string">
            <text:p text:style-name="P59">-<text:span text:style-name="T55">1</text:span></text:p>
          </table:table-cell>
          <table:table-cell table:style-name="Table2.H2" office:value-type="string">
            <text:p text:style-name="P62">12</text:p>
          </table:table-cell>
        </table:table-row>
        <table:table-row table:style-name="Table2.1">
          <table:table-cell table:style-name="Table2.A2" office:value-type="string">
            <text:p text:style-name="P55">2</text:p>
          </table:table-cell>
          <table:table-cell table:style-name="Table2.B3" office:value-type="string">
            <text:p text:style-name="P64">5</text:p>
          </table:table-cell>
          <table:table-cell table:style-name="Table2.C3" office:value-type="string">
            <text:p text:style-name="P62">-<text:span text:style-name="T89">2</text:span></text:p>
          </table:table-cell>
          <table:table-cell table:style-name="Table2.D3" office:value-type="string">
            <text:p text:style-name="P65">2</text:p>
          </table:table-cell>
          <table:table-cell table:style-name="Table2.E3" office:value-type="string">
            <text:p text:style-name="P59">-<text:span text:style-name="T55">2</text:span></text:p>
          </table:table-cell>
          <table:table-cell table:style-name="Table2.F3" office:value-type="string">
            <text:p text:style-name="P66">11</text:p>
          </table:table-cell>
          <table:table-cell table:style-name="Table2.G3" office:value-type="string">
            <text:p text:style-name="P59">-<text:span text:style-name="T56">1</text:span></text:p>
          </table:table-cell>
          <table:table-cell table:style-name="Table2.H3" office:value-type="string">
            <text:p text:style-name="P62"><text:span text:style-name="T91">11</text:span></text:p>
          </table:table-cell>
        </table:table-row>
        <table:table-row table:style-name="Table2.1">
          <table:table-cell table:style-name="Table2.A2" office:value-type="string">
            <text:list xml:id="list200729431367270" text:continue-list="list200730484224362" text:style-name="L1">
              <text:list-item>
                <text:list>
                  <text:list-item>
                    <text:list>
                      <text:list-header>
                        <text:p text:style-name="P67">3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2.B4" office:value-type="string">
            <text:p text:style-name="P62">12</text:p>
          </table:table-cell>
          <table:table-cell table:style-name="Table2.C4" office:value-type="string">
            <text:p text:style-name="P62">24</text:p>
          </table:table-cell>
          <table:table-cell table:style-name="Table2.D4" office:value-type="string">
            <text:p text:style-name="P62">2</text:p>
          </table:table-cell>
          <table:table-cell table:style-name="Table2.E4" office:value-type="string">
            <text:p text:style-name="P59">-<text:span text:style-name="T55">2</text:span></text:p>
          </table:table-cell>
          <table:table-cell table:style-name="Table2.F4" office:value-type="string">
            <text:p text:style-name="P62">10</text:p>
          </table:table-cell>
          <table:table-cell table:style-name="Table2.G4" office:value-type="string">
            <text:p text:style-name="P59">-<text:span text:style-name="T55">4</text:span></text:p>
          </table:table-cell>
          <table:table-cell table:style-name="Table2.H4" office:value-type="string">
            <text:p text:style-name="P62">14</text:p>
          </table:table-cell>
        </table:table-row>
        <table:table-row table:style-name="Table2.1">
          <table:table-cell table:style-name="Table2.A2" office:value-type="string">
            <text:list xml:id="list200730465321869" text:continue-numbering="true" text:style-name="L1">
              <text:list-item>
                <text:list>
                  <text:list-item>
                    <text:list>
                      <text:list-header>
                        <text:p text:style-name="P68">4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2.B5" office:value-type="string">
            <text:p text:style-name="P62">10</text:p>
          </table:table-cell>
          <table:table-cell table:style-name="Table2.C5" office:value-type="string">
            <text:p text:style-name="P62">25</text:p>
          </table:table-cell>
          <table:table-cell table:style-name="Table2.D5" office:value-type="string">
            <text:p text:style-name="P59">-<text:span text:style-name="T55">1</text:span></text:p>
          </table:table-cell>
          <table:table-cell table:style-name="Table2.E5" office:value-type="string">
            <text:p text:style-name="P62">2</text:p>
          </table:table-cell>
          <table:table-cell table:style-name="Table2.F5" office:value-type="string">
            <text:p text:style-name="P62">1</text:p>
          </table:table-cell>
          <table:table-cell table:style-name="Table2.G5" office:value-type="string">
            <text:p text:style-name="P62">14</text:p>
          </table:table-cell>
          <table:table-cell table:style-name="Table2.H5" office:value-type="string">
            <text:p text:style-name="P62">13</text:p>
          </table:table-cell>
        </table:table-row>
      </table:table>
      <text:p text:style-name="P44"><text:span text:style-name="T78"/></text:p>
      <text:p text:style-name="P33"/>
      <text:p text:style-name="P38"><text:span text:style-name="T5">Выводы.</text:span></text:p>
      <text:p text:style-name="P41"><text:span text:style-name="Название_20_книги"><text:span text:style-name="T46">Б</text:span></text:span><text:span text:style-name="Название_20_книги"><text:span text:style-name="T46">ыло</text:span></text:span><text:span text:style-name="Название_20_книги"><text:span text:style-name="T44"> и</text:span></text:span><text:span text:style-name="Название_20_книги"><text:span text:style-name="T42">зуч</text:span></text:span><text:span text:style-name="Название_20_книги"><text:span text:style-name="T44">ен</text:span></text:span><text:span text:style-name="Название_20_книги"><text:span text:style-name="T43">о</text:span></text:span><text:span text:style-name="Название_20_книги"><text:span text:style-name="T42"> представление и обработк</text:span></text:span><text:span text:style-name="Название_20_книги"><text:span text:style-name="T44">а</text:span></text:span><text:span text:style-name="Название_20_книги"><text:span text:style-name="T42"> целых чисел на языке Ассемблер.</text:span></text:span><text:span text:style-name="Название_20_книги"><text:span text:style-name="T41"> </text:span></text:span><text:span text:style-name="Название_20_книги"><text:span text:style-name="T45">Была построена</text:span></text:span><text:span text:style-name="Название_20_книги"><text:span text:style-name="T42"> программ</text:span></text:span><text:span text:style-name="Название_20_книги"><text:span text:style-name="T45">а</text:span></text:span><text:span text:style-name="Название_20_книги"><text:span text:style-name="T42"> с условными переходами, </text:span></text:span><text:span text:style-name="Название_20_книги"><text:span text:style-name="T45">которая считает значения функций с заданными целочисленными параметрами</text:span></text:span><text:span text:style-name="Название_20_книги"><text:span text:style-name="T42">.</text:span></text:span></text:p>
      <text:p text:style-name="P21"><text:span text:style-name="Название_20_книги"><text:span text:style-name="T2"/></text:span></text:p>
      <text:p text:style-name="P23"><text:span text:style-name="Название_20_книги"><text:span text:style-name="T81">ПРИЛОЖЕНИЕ А</text:span></text:span></text:p>
      <text:p text:style-name="P20"><text:span text:style-name="Название_20_книги"><text:span text:style-name="T80">ИСХОДНЫЙ КОД ПРОГРАММЫ</text:span></text:span></text:p>
      <text:p text:style-name="P20"><text:span text:style-name="Название_20_книги"><text:span text:style-name="T80"/></text:span></text:p>
      <text:p text:style-name="P22"><text:span text:style-name="T65">Название файла:</text:span><text:span text:style-name="T66"> </text:span><text:span text:style-name="T67">lab</text:span><text:span text:style-name="T68">3</text:span><text:span text:style-name="T66">.asm</text:span></text:p>
      <text:p text:style-name="P15"/>
      <text:p text:style-name="P45">; Стек <text:s/>программы</text:p>
      <text:p text:style-name="P45">AStack SEGMENT STACK</text:p>
      <text:p text:style-name="P45"><text:tab/>DW 2 DUP(?)</text:p>
      <text:p text:style-name="P45">AStack ENDS</text:p>
      <text:p text:style-name="P45"/>
      <text:p text:style-name="P45">;Данные программы</text:p>
      <text:p text:style-name="P45">DATA SEGMENT</text:p>
      <text:p text:style-name="P45">a DW 3</text:p>
      <text:p text:style-name="P45">b DW 0</text:p>
      <text:p text:style-name="P45">i DW 2</text:p>
      <text:p text:style-name="P45">k DW 4</text:p>
      <text:p text:style-name="P45">i1 DW ?</text:p>
      <text:p text:style-name="P45">i2 DW ?</text:p>
      <text:p text:style-name="P45">res DW ?</text:p>
      <text:p text:style-name="P45">DATA ENDS</text:p>
      <text:p text:style-name="P45"/>
      <text:p text:style-name="P45">CODE SEGMENT</text:p>
      <text:p text:style-name="P45"><text:tab/>ASSUME CS:CODE, DS:DATA, SS:AStack</text:p>
      <text:p text:style-name="P45"/>
      <text:p text:style-name="P45">Main PROC FAR</text:p>
      <text:p text:style-name="P45"><text:tab/>mov ax, DATA</text:p>
      <text:p text:style-name="P45"><text:tab/>mov ds, ax</text:p>
      <text:p text:style-name="P45"/>
      <text:p text:style-name="P45"><text:tab/>mov ax, a</text:p>
      <text:p text:style-name="P45"><text:tab/>cmp ax, b</text:p>
      <text:p text:style-name="P45"><text:tab/>jle f1_down ;jump if a &lt;= b</text:p>
      <text:p text:style-name="P45"><text:tab/><text:tab/><text:tab/><text:tab/>;ZF = 1 || SF != OF</text:p>
      <text:p text:style-name="P45"/>
      <text:p text:style-name="P45">f1_up: <text:s text:c="2"/>;a &gt; b</text:p>
      <text:p text:style-name="P45"><text:tab/>mov ax, i</text:p>
      <text:p text:style-name="P45"><text:tab/>shl ax, 1</text:p>
      <text:p text:style-name="P45"><text:s text:c="4"/>neg ax</text:p>
      <text:p text:style-name="P45"><text:tab/>mov bx, ax</text:p>
      <text:p text:style-name="P45"><text:s text:c="4"/>add ax, 15</text:p>
      <text:p text:style-name="P45"><text:s text:c="4"/>mov i1, ax</text:p>
      <text:p text:style-name="P45"><text:soft-page-break/></text:p>
      <text:p text:style-name="P45"><text:tab/>jmp f2_up</text:p>
      <text:p text:style-name="P45"/>
      <text:p text:style-name="P45">f1_down: <text:s/>;a &lt;= b</text:p>
      <text:p text:style-name="P45"><text:tab/>mov ax, i</text:p>
      <text:p text:style-name="P45"><text:tab/>shl ax, 1</text:p>
      <text:p text:style-name="P45"><text:s text:c="4"/>add ax, i</text:p>
      <text:p text:style-name="P45"><text:tab/>mov bx, ax</text:p>
      <text:p text:style-name="P45"><text:s text:c="4"/>add ax, 4</text:p>
      <text:p text:style-name="P45"><text:s text:c="4"/>mov i1, ax</text:p>
      <text:p text:style-name="P45"/>
      <text:p text:style-name="P45"><text:s text:c="4"/>jmp f2_down</text:p>
      <text:p text:style-name="P45"/>
      <text:p text:style-name="P45">f2_up: <text:s text:c="2"/>;a &gt; b</text:p>
      <text:p text:style-name="P45"><text:s text:c="4"/>shl bx, 1</text:p>
      <text:p text:style-name="P45"><text:s text:c="4"/>mov ax, bx</text:p>
      <text:p text:style-name="P45"><text:tab/>add ax, 7</text:p>
      <text:p text:style-name="P45"><text:s text:c="4"/>mov i2, ax</text:p>
      <text:p text:style-name="P45"/>
      <text:p text:style-name="P45"><text:s text:c="4"/>jmp f3_if</text:p>
      <text:p text:style-name="P45"/>
      <text:p text:style-name="P45">f2_down: <text:s/>;a &lt;= b</text:p>
      <text:p text:style-name="P45"><text:s text:c="4"/>shl bx, 1</text:p>
      <text:p text:style-name="P45"><text:tab/>neg bx</text:p>
      <text:p text:style-name="P45"><text:tab/>mov ax, 8</text:p>
      <text:p text:style-name="P45"><text:tab/>add ax, bx</text:p>
      <text:p text:style-name="P45"><text:s text:c="4"/>mov i2, ax</text:p>
      <text:p text:style-name="P45"/>
      <text:p text:style-name="P45"><text:s text:c="4"/>jmp f3_if</text:p>
      <text:p text:style-name="P45"/>
      <text:p text:style-name="P45">f3_if:</text:p>
      <text:p text:style-name="P45"><text:s text:c="4"/>cmp k, 0</text:p>
      <text:p text:style-name="P45"><text:s text:c="4"/>jge f3_down ;jump if k &gt;= 0</text:p>
      <text:p text:style-name="P45"><text:tab/><text:tab/><text:tab/><text:tab/>;SF = OF</text:p>
      <text:p text:style-name="P45"/>
      <text:p text:style-name="P45">f3_up: <text:s text:c="2"/>;k &lt; 0</text:p>
      <text:p text:style-name="P45"><text:s text:c="4"/>mov ax, 10</text:p>
      <text:p text:style-name="P45"><text:s text:c="4"/>sub ax, i2</text:p>
      <text:p text:style-name="P45"><text:s text:c="4"/>cmp i1, ax</text:p>
      <text:p text:style-name="P45"><text:s text:c="4"/>jg f3_up_i1 ;jump if i1 &gt; 10 - i2</text:p>
      <text:p text:style-name="P45"><text:tab/><text:tab/><text:tab/><text:tab/>;ZF = 0 &amp;&amp; SF = OF</text:p>
      <text:p text:style-name="P45"/>
      <text:p text:style-name="P45"><text:soft-page-break/>f3_up_i2:</text:p>
      <text:p text:style-name="P45"><text:s text:c="4"/>mov res, ax</text:p>
      <text:p text:style-name="P45"><text:s text:c="4"/>jmp main_end</text:p>
      <text:p text:style-name="P45"/>
      <text:p text:style-name="P45">f3_up_i1:</text:p>
      <text:p text:style-name="P45"><text:s text:c="4"/>mov ax, i1</text:p>
      <text:p text:style-name="P45"><text:s text:c="4"/>mov res, ax</text:p>
      <text:p text:style-name="P45"/>
      <text:p text:style-name="P45"><text:s text:c="4"/>jmp main_end</text:p>
      <text:p text:style-name="P45"/>
      <text:p text:style-name="P45">f3_down: <text:s/>;k &gt;= 0</text:p>
      <text:p text:style-name="P45"><text:s text:c="4"/>mov ax, i1</text:p>
      <text:p text:style-name="P45"><text:s text:c="4"/>sub ax, i2</text:p>
      <text:p text:style-name="P45"><text:s text:c="4"/>cmp ax, 0</text:p>
      <text:p text:style-name="P45"><text:s text:c="4"/>jl f3_down_abs<text:tab/>;jump if ax &lt; 0</text:p>
      <text:p text:style-name="P45"><text:tab/><text:tab/><text:tab/><text:tab/><text:tab/>;SF != OF</text:p>
      <text:p text:style-name="P45"/>
      <text:p text:style-name="P45"><text:s text:c="4"/>mov res, ax</text:p>
      <text:p text:style-name="P45"/>
      <text:p text:style-name="P45"><text:s text:c="4"/>jmp main_end</text:p>
      <text:p text:style-name="P45"/>
      <text:p text:style-name="P45">f3_down_abs:</text:p>
      <text:p text:style-name="P45"><text:s text:c="4"/>neg ax</text:p>
      <text:p text:style-name="P45"><text:tab/>mov res, ax</text:p>
      <text:p text:style-name="P45"/>
      <text:p text:style-name="P45"><text:s text:c="4"/>jmp main_end</text:p>
      <text:p text:style-name="P45"/>
      <text:p text:style-name="P45">main_end:</text:p>
      <text:p text:style-name="P45"><text:s text:c="4"/>mov ah, 4ch</text:p>
      <text:p text:style-name="P45"><text:s text:c="4"/>int 21h</text:p>
      <text:p text:style-name="P45"/>
      <text:p text:style-name="P45">Main<text:tab/>ENDP</text:p>
      <text:p text:style-name="P45">CODE<text:tab/>ENDS</text:p>
      <text:p text:style-name="P45"><text:tab/>END Main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69"><text:soft-page-break/><text:span text:style-name="T70">Название файла:</text:span><text:span text:style-name="T69"> </text:span><text:span text:style-name="T71">lab</text:span><text:span text:style-name="T73">3</text:span><text:span text:style-name="T69">.</text:span><text:span text:style-name="T72">lst</text:span></text:p>
      <text:p text:style-name="P69"><text:span text:style-name="T72"/></text:p>
      <text:p text:style-name="P47"><text:span text:style-name="Название_20_книги"><text:span text:style-name="T75">#Microsoft (R) Macro Assembler Version 5.10 <text:s text:c="17"/>10/26/20 19:31:4</text:span></text:span></text:p>
      <text:p text:style-name="P47"><text:span text:style-name="Название_20_книги"><text:span text:style-name="T75"><text:s text:c="61"/>Page <text:s text:c="4"/>1-1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<text:tab/><text:tab/><text:tab/><text:tab/>; �⥪ <text:s/>�ணࠬ��</text:span></text:span></text:p>
      <text:p text:style-name="P47"><text:span text:style-name="Название_20_книги"><text:span text:style-name="T75"><text:s/>0000<text:tab/><text:tab/><text:tab/><text:tab/>AStack SEGMENT STACK</text:span></text:span></text:p>
      <text:p text:style-name="P47"><text:span text:style-name="Название_20_книги"><text:span text:style-name="T75"><text:s/>0000 <text:s/>0002[<text:tab/><text:tab/><text:tab/><text:tab/>DW 2 DUP(?)</text:span></text:span></text:p>
      <text:p text:style-name="P47"><text:span text:style-name="Название_20_книги"><text:span text:style-name="T75"><text:tab/> <text:s text:c="2"/>????<text:tab/><text:tab/><text:tab/></text:span></text:span></text:p>
      <text:p text:style-name="P47"><text:span text:style-name="Название_20_книги"><text:span text:style-name="T75"><text:tab/><text:tab/><text:tab/> ]<text:tab/>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04<text:tab/><text:tab/><text:tab/><text:tab/>AStack ENDS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tab/><text:tab/><text:tab/><text:tab/>;������ �ணࠬ��</text:span></text:span></text:p>
      <text:p text:style-name="P47"><text:span text:style-name="Название_20_книги"><text:span text:style-name="T75"><text:s/>0000<text:tab/><text:tab/><text:tab/><text:tab/>DATA SEGMENT</text:span></text:span></text:p>
      <text:p text:style-name="P47"><text:span text:style-name="Название_20_книги"><text:span text:style-name="T75"><text:s/>0000 <text:s/>0003<text:tab/><text:tab/><text:tab/>a DW 3</text:span></text:span></text:p>
      <text:p text:style-name="P47"><text:span text:style-name="Название_20_книги"><text:span text:style-name="T75"><text:s/>0002 <text:s/>0000<text:tab/><text:tab/><text:tab/>b DW 0</text:span></text:span></text:p>
      <text:p text:style-name="P47"><text:span text:style-name="Название_20_книги"><text:span text:style-name="T75"><text:s/>0004 <text:s/>0002<text:tab/><text:tab/><text:tab/>i DW 2</text:span></text:span></text:p>
      <text:p text:style-name="P47"><text:span text:style-name="Название_20_книги"><text:span text:style-name="T75"><text:s/>0006 <text:s/>0004<text:tab/><text:tab/><text:tab/>k DW 4</text:span></text:span></text:p>
      <text:p text:style-name="P47"><text:span text:style-name="Название_20_книги"><text:span text:style-name="T75"><text:s/>0008 <text:s/>0000<text:tab/><text:tab/><text:tab/>i1 DW ?</text:span></text:span></text:p>
      <text:p text:style-name="P47"><text:span text:style-name="Название_20_книги"><text:span text:style-name="T75"><text:s/>000A <text:s/>0000<text:tab/><text:tab/><text:tab/>i2 DW ?</text:span></text:span></text:p>
      <text:p text:style-name="P47"><text:span text:style-name="Название_20_книги"><text:span text:style-name="T75"><text:s/>000C <text:s/>0000<text:tab/><text:tab/><text:tab/>res DW ?</text:span></text:span></text:p>
      <text:p text:style-name="P47"><text:span text:style-name="Название_20_книги"><text:span text:style-name="T75"><text:s/>000E<text:tab/><text:tab/><text:tab/><text:tab/>DATA ENDS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00<text:tab/><text:tab/><text:tab/><text:tab/>CODE SEGMENT</text:span></text:span></text:p>
      <text:p text:style-name="P47"><text:span text:style-name="Название_20_книги"><text:span text:style-name="T75"><text:tab/><text:tab/><text:tab/><text:tab/><text:tab/>ASSUME CS:CODE, DS:DATA, SS:AStack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00<text:tab/><text:tab/><text:tab/><text:tab/>Main PROC FAR</text:span></text:span></text:p>
      <text:p text:style-name="P47"><text:span text:style-name="Название_20_книги"><text:span text:style-name="T75"><text:s/>0000 <text:s/>B8 ---- R<text:tab/><text:tab/><text:tab/>mov ax, DATA</text:span></text:span></text:p>
      <text:p text:style-name="P47"><text:span text:style-name="Название_20_книги"><text:span text:style-name="T75"><text:s/>0003 <text:s/>8E D8<text:tab/><text:tab/><text:tab/><text:tab/>mov ds, ax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05 <text:s/>A1 0000 R<text:tab/><text:tab/><text:tab/>mov ax, a</text:span></text:span></text:p>
      <text:p text:style-name="P47"><text:span text:style-name="Название_20_книги"><text:span text:style-name="T75"><text:s/>0008 <text:s/>3B 06 0002 R<text:tab/><text:tab/><text:tab/>cmp ax, b</text:span></text:span></text:p>
      <text:p text:style-name="P47"><text:span text:style-name="Название_20_книги"><text:span text:style-name="T75"><text:s/>000C <text:s/>7E 12<text:tab/><text:tab/><text:tab/><text:tab/>jle f1_down ;jump if a &lt;= b</text:span></text:span></text:p>
      <text:p text:style-name="P47"><text:span text:style-name="Название_20_книги"><text:span text:style-name="T75"><text:tab/><text:tab/><text:tab/><text:tab/><text:tab/><text:tab/><text:tab/><text:tab/>;ZF = 1 || SF !</text:span></text:span></text:p>
      <text:p text:style-name="P47"><text:span text:style-name="Название_20_книги"><text:span text:style-name="T75"><text:tab/><text:tab/><text:tab/><text:tab/>= OF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0E<text:tab/><text:tab/><text:tab/><text:tab/>f1_up: <text:s text:c="2"/>;a &gt; b</text:span></text:span></text:p>
      <text:p text:style-name="P47"><text:span text:style-name="Название_20_книги"><text:span text:style-name="T75"><text:s/>000E <text:s/>A1 0004 R<text:tab/><text:tab/><text:tab/>mov ax, i</text:span></text:span></text:p>
      <text:p text:style-name="P47"><text:soft-page-break/><text:span text:style-name="Название_20_книги"><text:span text:style-name="T75"><text:s/>0011 <text:s/>D1 E0<text:tab/><text:tab/><text:tab/><text:tab/>shl ax, 1</text:span></text:span></text:p>
      <text:p text:style-name="P47"><text:span text:style-name="Название_20_книги"><text:span text:style-name="T75"><text:s/>0013 <text:s/>F7 D8<text:tab/><text:tab/><text:tab/> <text:s text:c="3"/>neg ax</text:span></text:span></text:p>
      <text:p text:style-name="P47"><text:span text:style-name="Название_20_книги"><text:span text:style-name="T75"><text:s/>0015 <text:s/>8B D8<text:tab/><text:tab/><text:tab/><text:tab/>mov bx, ax</text:span></text:span></text:p>
      <text:p text:style-name="P47"><text:span text:style-name="Название_20_книги"><text:span text:style-name="T75"><text:s/>0017 <text:s/>05 000F<text:tab/><text:tab/><text:tab/> <text:s text:c="3"/>add ax, 15</text:span></text:span></text:p>
      <text:p text:style-name="P47"><text:span text:style-name="Название_20_книги"><text:span text:style-name="T75"><text:s/>001A <text:s/>A3 0008 R<text:tab/><text:tab/> <text:s text:c="3"/>mov i1, ax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1D <text:s/>EB 15 90<text:tab/><text:tab/><text:tab/><text:tab/>jmp f2_up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20<text:tab/><text:tab/><text:tab/><text:tab/>f1_down: <text:s/>;a &lt;= b</text:span></text:span></text:p>
      <text:p text:style-name="P47"><text:span text:style-name="Название_20_книги"><text:span text:style-name="T75"><text:s/>0020 <text:s/>A1 0004 R<text:tab/><text:tab/><text:tab/>mov ax, i</text:span></text:span></text:p>
      <text:p text:style-name="P47"><text:span text:style-name="Название_20_книги"><text:span text:style-name="T75"><text:s/>0023 <text:s/>D1 E0<text:tab/><text:tab/><text:tab/><text:tab/>shl ax, 1</text:span></text:span></text:p>
      <text:p text:style-name="P47"><text:span text:style-name="Название_20_книги"><text:span text:style-name="T75"><text:s/>0025 <text:s/>03 06 0004 R<text:tab/><text:tab/> <text:s text:c="3"/>add ax, i</text:span></text:span></text:p>
      <text:p text:style-name="P47"><text:span text:style-name="Название_20_книги"><text:span text:style-name="T75"><text:s/>0029 <text:s/>8B D8<text:tab/><text:tab/><text:tab/><text:tab/>mov bx, ax</text:span></text:span></text:p>
      <text:p text:style-name="P47"><text:span text:style-name="Название_20_книги"><text:span text:style-name="T75"><text:s/>002B <text:s/>05 0004<text:tab/><text:tab/><text:tab/> <text:s text:c="3"/>add ax, 4</text:span></text:span></text:p>
      <text:p text:style-name="P47"><text:span text:style-name="Название_20_книги"><text:span text:style-name="T75"><text:s/>002E <text:s/>A3 0008 R<text:tab/><text:tab/> <text:s text:c="3"/>mov i1, ax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31 <text:s/>EB 0E 90<text:tab/><text:tab/><text:tab/> <text:s text:c="3"/>jmp f2_down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34<text:tab/><text:tab/><text:tab/><text:tab/>f2_up: <text:s text:c="2"/>;a &gt; b</text:span></text:span></text:p>
      <text:p text:style-name="P47"><text:span text:style-name="Название_20_книги"><text:span text:style-name="T75"><text:s/>0034 <text:s/>D1 E3<text:tab/><text:tab/><text:tab/> <text:s text:c="3"/>shl bx, 1</text:span></text:span></text:p>
      <text:p text:style-name="P47"><text:span text:style-name="Название_20_книги"><text:span text:style-name="T75">#Microsoft (R) Macro Assembler Version 5.10 <text:s text:c="17"/>10/26/20 19:31:4</text:span></text:span></text:p>
      <text:p text:style-name="P47"><text:span text:style-name="Название_20_книги"><text:span text:style-name="T75"><text:s text:c="61"/>Page <text:s text:c="4"/>1-2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<text:s/>0036 <text:s/>8B C3<text:tab/><text:tab/><text:tab/> <text:s text:c="3"/>mov ax, bx</text:span></text:span></text:p>
      <text:p text:style-name="P47"><text:span text:style-name="Название_20_книги"><text:span text:style-name="T75"><text:s/>0038 <text:s/>05 0007<text:tab/><text:tab/><text:tab/><text:tab/>add ax, 7</text:span></text:span></text:p>
      <text:p text:style-name="P47"><text:span text:style-name="Название_20_книги"><text:span text:style-name="T75"><text:s/>003B <text:s/>A3 000A R<text:tab/><text:tab/> <text:s text:c="3"/>mov i2, ax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3E <text:s/>EB 10 90<text:tab/><text:tab/><text:tab/> <text:s text:c="3"/>jmp f3_if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41<text:tab/><text:tab/><text:tab/><text:tab/>f2_down: <text:s/>;a &lt;= b</text:span></text:span></text:p>
      <text:p text:style-name="P47"><text:span text:style-name="Название_20_книги"><text:span text:style-name="T75"><text:s/>0041 <text:s/>D1 E3<text:tab/><text:tab/><text:tab/> <text:s text:c="3"/>shl bx, 1</text:span></text:span></text:p>
      <text:p text:style-name="P47"><text:span text:style-name="Название_20_книги"><text:span text:style-name="T75"><text:s/>0043 <text:s/>F7 DB<text:tab/><text:tab/><text:tab/><text:tab/>neg bx</text:span></text:span></text:p>
      <text:p text:style-name="P47"><text:span text:style-name="Название_20_книги"><text:span text:style-name="T75"><text:s/>0045 <text:s/>B8 0008<text:tab/><text:tab/><text:tab/><text:tab/>mov ax, 8</text:span></text:span></text:p>
      <text:p text:style-name="P47"><text:span text:style-name="Название_20_книги"><text:span text:style-name="T75"><text:s/>0048 <text:s/>03 C3<text:tab/><text:tab/><text:tab/><text:tab/>add ax, bx</text:span></text:span></text:p>
      <text:p text:style-name="P47"><text:span text:style-name="Название_20_книги"><text:span text:style-name="T75"><text:s/>004A <text:s/>A3 000A R<text:tab/><text:tab/> <text:s text:c="3"/>mov i2, ax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4D <text:s/>EB 01 90<text:tab/><text:tab/><text:tab/> <text:s text:c="3"/>jmp f3_if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50<text:tab/><text:tab/><text:tab/><text:tab/>f3_if:</text:span></text:span></text:p>
      <text:p text:style-name="P47"><text:soft-page-break/><text:span text:style-name="Название_20_книги"><text:span text:style-name="T75"><text:s/>0050 <text:s/>83 3E 0006 R 00<text:tab/><text:tab/> <text:s text:c="3"/>cmp k, 0</text:span></text:span></text:p>
      <text:p text:style-name="P47"><text:span text:style-name="Название_20_книги"><text:span text:style-name="T75"><text:s/>0055 <text:s/>7D 1C<text:tab/><text:tab/><text:tab/> <text:s text:c="3"/>jge f3_down ;jump if k &gt;= 0</text:span></text:span></text:p>
      <text:p text:style-name="P47"><text:span text:style-name="Название_20_книги"><text:span text:style-name="T75"><text:tab/><text:tab/><text:tab/><text:tab/><text:tab/><text:tab/><text:tab/><text:tab/>;SF = OF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57<text:tab/><text:tab/><text:tab/><text:tab/>f3_up: <text:s text:c="2"/>;k &lt; 0</text:span></text:span></text:p>
      <text:p text:style-name="P47"><text:span text:style-name="Название_20_книги"><text:span text:style-name="T75"><text:s/>0057 <text:s/>B8 000A<text:tab/><text:tab/><text:tab/> <text:s text:c="3"/>mov ax, 10</text:span></text:span></text:p>
      <text:p text:style-name="P47"><text:span text:style-name="Название_20_книги"><text:span text:style-name="T75"><text:s/>005A <text:s/>2B 06 000A R<text:tab/><text:tab/> <text:s text:c="3"/>sub ax, i2</text:span></text:span></text:p>
      <text:p text:style-name="P47"><text:span text:style-name="Название_20_книги"><text:span text:style-name="T75"><text:s/>005E <text:s/>39 06 0008 R<text:tab/><text:tab/> <text:s text:c="3"/>cmp i1, ax</text:span></text:span></text:p>
      <text:p text:style-name="P47"><text:span text:style-name="Название_20_книги"><text:span text:style-name="T75"><text:s/>0062 <text:s/>7F 06<text:tab/><text:tab/><text:tab/> <text:s text:c="3"/>jg f3_up_i1 ;jump if i1 &gt; 10 - i2</text:span></text:span></text:p>
      <text:p text:style-name="P47"><text:span text:style-name="Название_20_книги"><text:span text:style-name="T75"><text:tab/><text:tab/><text:tab/><text:tab/><text:tab/><text:tab/><text:tab/><text:tab/>;ZF = 0 &amp;&amp; SF =</text:span></text:span></text:p>
      <text:p text:style-name="P47"><text:span text:style-name="Название_20_книги"><text:span text:style-name="T75"><text:tab/><text:tab/><text:tab/><text:tab/> OF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64<text:tab/><text:tab/><text:tab/><text:tab/>f3_up_i2:</text:span></text:span></text:p>
      <text:p text:style-name="P47"><text:span text:style-name="Название_20_книги"><text:span text:style-name="T75"><text:s/>0064 <text:s/>A3 000C R<text:tab/><text:tab/> <text:s text:c="3"/>mov res, ax</text:span></text:span></text:p>
      <text:p text:style-name="P47"><text:span text:style-name="Название_20_книги"><text:span text:style-name="T75"><text:s/>0067 <text:s/>EB 24 90<text:tab/><text:tab/><text:tab/> <text:s text:c="3"/>jmp main_end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6A<text:tab/><text:tab/><text:tab/><text:tab/>f3_up_i1:</text:span></text:span></text:p>
      <text:p text:style-name="P47"><text:span text:style-name="Название_20_книги"><text:span text:style-name="T75"><text:s/>006A <text:s/>A1 0008 R<text:tab/><text:tab/> <text:s text:c="3"/>mov ax, i1</text:span></text:span></text:p>
      <text:p text:style-name="P47"><text:span text:style-name="Название_20_книги"><text:span text:style-name="T75"><text:s/>006D <text:s/>A3 000C R<text:tab/><text:tab/> <text:s text:c="3"/>mov res, ax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70 <text:s/>EB 1B 90<text:tab/><text:tab/><text:tab/> <text:s text:c="3"/>jmp main_end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73<text:tab/><text:tab/><text:tab/><text:tab/>f3_down: <text:s/>;k &gt;= 0</text:span></text:span></text:p>
      <text:p text:style-name="P47"><text:span text:style-name="Название_20_книги"><text:span text:style-name="T75"><text:s/>0073 <text:s/>A1 0008 R<text:tab/><text:tab/> <text:s text:c="3"/>mov ax, i1</text:span></text:span></text:p>
      <text:p text:style-name="P47"><text:span text:style-name="Название_20_книги"><text:span text:style-name="T75"><text:s/>0076 <text:s/>2B 06 000A R<text:tab/><text:tab/> <text:s text:c="3"/>sub ax, i2</text:span></text:span></text:p>
      <text:p text:style-name="P47"><text:span text:style-name="Название_20_книги"><text:span text:style-name="T75"><text:s/>007A <text:s/>3D 0000<text:tab/><text:tab/><text:tab/> <text:s text:c="3"/>cmp ax, 0</text:span></text:span></text:p>
      <text:p text:style-name="P47"><text:span text:style-name="Название_20_книги"><text:span text:style-name="T75"><text:s/>007D <text:s/>7C 06<text:tab/><text:tab/><text:tab/> <text:s text:c="3"/>jl f3_down_abs<text:tab/>;jump if ax &lt; 0</text:span></text:span></text:p>
      <text:p text:style-name="P47"><text:span text:style-name="Название_20_книги"><text:span text:style-name="T75"><text:tab/><text:tab/><text:tab/><text:tab/><text:tab/><text:tab/><text:tab/><text:tab/><text:tab/>;SF != </text:span></text:span></text:p>
      <text:p text:style-name="P47"><text:span text:style-name="Название_20_книги"><text:span text:style-name="T75"><text:tab/><text:tab/><text:tab/><text:tab/>OF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7F <text:s/>A3 000C R<text:tab/><text:tab/> <text:s text:c="3"/>mov res, ax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82 <text:s/>EB 09 90<text:tab/><text:tab/><text:tab/> <text:s text:c="3"/>jmp main_end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85<text:tab/><text:tab/><text:tab/><text:tab/>f3_down_abs:</text:span></text:span></text:p>
      <text:p text:style-name="P47"><text:span text:style-name="Название_20_книги"><text:span text:style-name="T75"><text:s/>0085 <text:s/>F7 D8<text:tab/><text:tab/><text:tab/> <text:s text:c="3"/>neg ax</text:span></text:span></text:p>
      <text:p text:style-name="P47"><text:span text:style-name="Название_20_книги"><text:span text:style-name="T75"><text:s/>0087 <text:s/>A3 000C R<text:tab/><text:tab/><text:tab/>mov res, ax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/></text:span></text:p>
      <text:p text:style-name="P50"><text:span text:style-name="Название_20_книги"><text:span text:style-name="T75">#Microsoft (R) Macro Assembler Version 5.10 <text:s text:c="17"/>10/26/20 19:31:4</text:span></text:span></text:p>
      <text:p text:style-name="P47"><text:span text:style-name="Название_20_книги"><text:span text:style-name="T75"><text:s text:c="61"/>Page <text:s text:c="4"/>1-3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<text:s/>008A <text:s/>EB 01 90<text:tab/><text:tab/><text:tab/> <text:s text:c="3"/>jmp main_end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8D<text:tab/><text:tab/><text:tab/><text:tab/>main_end:</text:span></text:span></text:p>
      <text:p text:style-name="P47"><text:span text:style-name="Название_20_книги"><text:span text:style-name="T75"><text:s/>008D <text:s/>B4 4C<text:tab/><text:tab/><text:tab/> <text:s text:c="3"/>mov ah, 4ch</text:span></text:span></text:p>
      <text:p text:style-name="P47"><text:span text:style-name="Название_20_книги"><text:span text:style-name="T75"><text:s/>008F <text:s/>CD 21<text:tab/><text:tab/><text:tab/> <text:s text:c="3"/>int 21h</text:span></text:span></text:p>
      <text:p text:style-name="P47"><text:span text:style-name="Название_20_книги"><text:span text:style-name="T75"><text:tab/><text:tab/><text:tab/><text:tab/></text:span></text:span></text:p>
      <text:p text:style-name="P47"><text:span text:style-name="Название_20_книги"><text:span text:style-name="T75"><text:s/>0091<text:tab/><text:tab/><text:tab/><text:tab/>Main<text:tab/>ENDP</text:span></text:span></text:p>
      <text:p text:style-name="P47"><text:span text:style-name="Название_20_книги"><text:span text:style-name="T75"><text:s/>0091<text:tab/><text:tab/><text:tab/><text:tab/>CODE<text:tab/>ENDS</text:span></text:span></text:p>
      <text:p text:style-name="P47"><text:span text:style-name="Название_20_книги"><text:span text:style-name="T75"><text:tab/><text:tab/><text:tab/><text:tab/><text:tab/>END Main</text:span></text:span></text:p>
      <text:p text:style-name="P47"><text:span text:style-name="Название_20_книги"><text:span text:style-name="T75">#Microsoft (R) Macro Assembler Version 5.10 <text:s text:c="17"/>10/26/20 19:31:4</text:span></text:span></text:p>
      <text:p text:style-name="P47"><text:span text:style-name="Название_20_книги"><text:span text:style-name="T75"><text:s text:c="61"/>Symbols-1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Segments and Groups: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<text:s text:c="16"/>N a m e <text:s text:c="8"/><text:tab/>Length<text:tab/> Align<text:tab/>Combine Class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ASTACK . . . . . . . . . . . . . <text:s/><text:tab/>0004<text:tab/>PARA<text:tab/>STACK<text:tab/></text:span></text:span></text:p>
      <text:p text:style-name="P47"><text:span text:style-name="Название_20_книги"><text:span text:style-name="T75">CODE . . . . . . . . . . . . . . <text:s/><text:tab/>0091<text:tab/>PARA<text:tab/>NONE<text:tab/></text:span></text:span></text:p>
      <text:p text:style-name="P47"><text:span text:style-name="Название_20_книги"><text:span text:style-name="T75">DATA . . . . . . . . . . . . . . <text:s/><text:tab/>000E<text:tab/>PARA<text:tab/>NONE<text:tab/>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Symbols: <text:s text:c="11"/>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<text:s text:c="16"/>N a m e <text:s text:c="8"/><text:tab/>Type<text:tab/> Value<text:tab/> Attr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A <text:s/>. . . . . . . . . . . . . . . <text:s/><text:tab/>L WORD<text:tab/>0000<text:tab/>DATA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B <text:s/>. . . . . . . . . . . . . . . <text:s/><text:tab/>L WORD<text:tab/>0002<text:tab/>DATA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F1_DOWN <text:s/>. . . . . . . . . . . . <text:s/><text:tab/>L NEAR<text:tab/>0020<text:tab/>CODE</text:span></text:span></text:p>
      <text:p text:style-name="P47"><text:span text:style-name="Название_20_книги"><text:span text:style-name="T75">F1_UP <text:s/>. . . . . . . . . . . . . <text:s/><text:tab/>L NEAR<text:tab/>000E<text:tab/>CODE</text:span></text:span></text:p>
      <text:p text:style-name="P47"><text:span text:style-name="Название_20_книги"><text:span text:style-name="T75">F2_DOWN <text:s/>. . . . . . . . . . . . <text:s/><text:tab/>L NEAR<text:tab/>0041<text:tab/>CODE</text:span></text:span></text:p>
      <text:p text:style-name="P47"><text:span text:style-name="Название_20_книги"><text:span text:style-name="T75">F2_UP <text:s/>. . . . . . . . . . . . . <text:s/><text:tab/>L NEAR<text:tab/>0034<text:tab/>CODE</text:span></text:span></text:p>
      <text:p text:style-name="P47"><text:span text:style-name="Название_20_книги"><text:span text:style-name="T75">F3_DOWN <text:s/>. . . . . . . . . . . . <text:s/><text:tab/>L NEAR<text:tab/>0073<text:tab/>CODE</text:span></text:span></text:p>
      <text:p text:style-name="P47"><text:span text:style-name="Название_20_книги"><text:span text:style-name="T75">F3_DOWN_ABS <text:s/>. . . . . . . . . . <text:s/><text:tab/>L NEAR<text:tab/>0085<text:tab/>CODE</text:span></text:span></text:p>
      <text:p text:style-name="P47"><text:soft-page-break/><text:span text:style-name="Название_20_книги"><text:span text:style-name="T75">F3_IF <text:s/>. . . . . . . . . . . . . <text:s/><text:tab/>L NEAR<text:tab/>0050<text:tab/>CODE</text:span></text:span></text:p>
      <text:p text:style-name="P47"><text:span text:style-name="Название_20_книги"><text:span text:style-name="T75">F3_UP <text:s/>. . . . . . . . . . . . . <text:s/><text:tab/>L NEAR<text:tab/>0057<text:tab/>CODE</text:span></text:span></text:p>
      <text:p text:style-name="P47"><text:span text:style-name="Название_20_книги"><text:span text:style-name="T75">F3_UP_I1 . . . . . . . . . . . . <text:s/><text:tab/>L NEAR<text:tab/>006A<text:tab/>CODE</text:span></text:span></text:p>
      <text:p text:style-name="P47"><text:span text:style-name="Название_20_книги"><text:span text:style-name="T75">F3_UP_I2 . . . . . . . . . . . . <text:s/><text:tab/>L NEAR<text:tab/>0064<text:tab/>CODE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I <text:s/>. . . . . . . . . . . . . . . <text:s/><text:tab/>L WORD<text:tab/>0004<text:tab/>DATA</text:span></text:span></text:p>
      <text:p text:style-name="P47"><text:span text:style-name="Название_20_книги"><text:span text:style-name="T75">I1 . . . . . . . . . . . . . . . <text:s/><text:tab/>L WORD<text:tab/>0008<text:tab/>DATA</text:span></text:span></text:p>
      <text:p text:style-name="P47"><text:span text:style-name="Название_20_книги"><text:span text:style-name="T75">I2 . . . . . . . . . . . . . . . <text:s/><text:tab/>L WORD<text:tab/>000A<text:tab/>DATA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K <text:s/>. . . . . . . . . . . . . . . <text:s/><text:tab/>L WORD<text:tab/>0006<text:tab/>DATA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MAIN . . . . . . . . . . . . . . <text:s/><text:tab/>F PROC<text:tab/>0000<text:tab/>CODE<text:tab/>Length = 0091</text:span></text:span></text:p>
      <text:p text:style-name="P47"><text:span text:style-name="Название_20_книги"><text:span text:style-name="T75">MAIN_END . . . . . . . . . . . . <text:s/><text:tab/>L NEAR<text:tab/>008D<text:tab/>CODE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RES <text:s/>. . . . . . . . . . . . . . <text:s/><text:tab/>L WORD<text:tab/>000C<text:tab/>DATA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@CPU . . . . . . . . . . . . . . <text:s/><text:tab/>TEXT <text:s/>0101h<text:tab/><text:tab/></text:span></text:span></text:p>
      <text:p text:style-name="P47"><text:span text:style-name="Название_20_книги"><text:span text:style-name="T75">@FILENAME <text:s/>. . . . . . . . . . . <text:s/><text:tab/>TEXT <text:s/>lab3<text:tab/><text:tab/></text:span></text:span></text:p>
      <text:p text:style-name="P47"><text:span text:style-name="Название_20_книги"><text:span text:style-name="T75">@VERSION . . . . . . . . . . . . <text:s/><text:tab/>TEXT <text:s/>510<text:tab/><text:tab/>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<text:s text:c="4"/>111 Source <text:s/>Lines</text:span></text:span></text:p>
      <text:p text:style-name="P47"><text:span text:style-name="Название_20_книги"><text:span text:style-name="T75"><text:s text:c="4"/>111 Total <text:s text:c="2"/>Lines</text:span></text:span></text:p>
      <text:p text:style-name="P47"><text:span text:style-name="Название_20_книги"><text:span text:style-name="T75"><text:s text:c="5"/>27 Symbols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<text:s text:c="2"/>48056 + 459204 Bytes symbol space free</text:span></text:span></text:p>
      <text:p text:style-name="P47"><text:span text:style-name="Название_20_книги"><text:span text:style-name="T75"/></text:span></text:p>
      <text:p text:style-name="P47"><text:span text:style-name="Название_20_книги"><text:span text:style-name="T75"><text:s text:c="6"/>0 Warning Errors</text:span></text:span></text:p>
      <text:p text:style-name="P47"><text:span text:style-name="Название_20_книги"><text:span text:style-name="T75"><text:s text:c="6"/>0 Severe <text:s/>Errors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2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0-10-26T20:07:25.424000000</dc:date>
    <meta:editing-cycles>372</meta:editing-cycles>
    <meta:editing-duration>PT5H42M13S</meta:editing-duration>
    <meta:generator>LibreOffice/6.4.0.3$Windows_x86 LibreOffice_project/b0a288ab3d2d4774cb44b62f04d5d28733ac6df8</meta:generator>
    <meta:document-statistic meta:table-count="3" meta:image-count="0" meta:object-count="0" meta:page-count="12" meta:paragraph-count="350" meta:word-count="1814" meta:character-count="9195" meta:non-whitespace-character-count="6375"/>
  </office:meta>
</office:document-meta>
</file>